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nux Libertine" svg:font-family="'Linux Libertine', Georgia, Times, 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9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1.342cm"/>
    </style:style>
    <style:style style:name="Table1.C" style:family="table-column">
      <style:table-column-properties style:column-width="1.344cm"/>
    </style:style>
    <style:style style:name="Table1.G" style:family="table-column">
      <style:table-column-properties style:column-width="1.363cm"/>
    </style:style>
    <style:style style:name="Table1.J" style:family="table-column">
      <style:table-column-properties style:column-width="1.217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cm solid #000000"/>
    </style:style>
    <style:style style:name="Table1.I1" style:family="table-cell" style:data-style-name="N0">
      <style:table-cell-properties style:vertical-align="middle" fo:padding="0.097cm" fo:border-left="0.002cm solid #000000" fo:border-right="none" fo:border-top="0.002cm solid #000000" fo:border-bottom="0cm solid #000000"/>
    </style:style>
    <style:style style:name="Table1.J1" style:family="table-cell" style:data-style-name="N0">
      <style:table-cell-properties style:vertical-align="middle" fo:padding="0.097cm" fo:border-left="0.002cm solid #000000" fo:border-right="0.002cm solid #000000" fo:border-top="0.002cm solid #000000" fo:border-bottom="0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I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J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1" style:family="table">
      <style:table-properties style:width="16.29cm" table:align="left"/>
    </style:style>
    <style:style style:name="Tabulka1.A" style:family="table-column">
      <style:table-column-properties style:column-width="4.304cm"/>
    </style:style>
    <style:style style:name="Tabulka1.B" style:family="table-column">
      <style:table-column-properties style:column-width="1.342cm"/>
    </style:style>
    <style:style style:name="Tabulka1.C" style:family="table-column">
      <style:table-column-properties style:column-width="1.344cm"/>
    </style:style>
    <style:style style:name="Tabulka1.G" style:family="table-column">
      <style:table-column-properties style:column-width="1.363cm"/>
    </style:style>
    <style:style style:name="Tabulka1.J" style:family="table-column">
      <style:table-column-properties style:column-width="1.217cm"/>
    </style:style>
    <style:style style:name="Tabulka1.A1" style:family="table-cell">
      <style:table-cell-properties style:vertical-align="middle" fo:padding="0.097cm" fo:border-left="0.002cm solid #000000" fo:border-right="none" fo:border-top="0.002cm solid #000000" fo:border-bottom="0cm solid #000000"/>
    </style:style>
    <style:style style:name="Tabulka1.B1" style:family="table-cell" style:data-style-name="N0">
      <style:table-cell-properties style:vertical-align="middle" fo:padding="0.097cm" fo:border-left="0.002cm solid #000000" fo:border-right="none" fo:border-top="0.002cm solid #000000" fo:border-bottom="0cm solid #000000"/>
    </style:style>
    <style:style style:name="Tabulka1.J1" style:family="table-cell" style:data-style-name="N0">
      <style:table-cell-properties style:vertical-align="middle" fo:padding="0.097cm" fo:border-left="0.002cm solid #000000" fo:border-right="0.002cm solid #000000" fo:border-top="0.002cm solid #000000" fo:border-bottom="0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I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1.J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6.29cm" table:align="left"/>
    </style:style>
    <style:style style:name="Tabulka2.A" style:family="table-column">
      <style:table-column-properties style:column-width="4.304cm"/>
    </style:style>
    <style:style style:name="Tabulka2.B" style:family="table-column">
      <style:table-column-properties style:column-width="1.342cm"/>
    </style:style>
    <style:style style:name="Tabulka2.C" style:family="table-column">
      <style:table-column-properties style:column-width="1.344cm"/>
    </style:style>
    <style:style style:name="Tabulka2.G" style:family="table-column">
      <style:table-column-properties style:column-width="1.363cm"/>
    </style:style>
    <style:style style:name="Tabulka2.J" style:family="table-column">
      <style:table-column-properties style:column-width="1.217cm"/>
    </style:style>
    <style:style style:name="Tabulka2.A1" style:family="table-cell">
      <style:table-cell-properties style:vertical-align="middle" fo:padding="0.097cm" fo:border-left="0.002cm solid #000000" fo:border-right="none" fo:border-top="0.002cm solid #000000" fo:border-bottom="0cm solid #000000"/>
    </style:style>
    <style:style style:name="Tabulka2.B1" style:family="table-cell" style:data-style-name="N0">
      <style:table-cell-properties style:vertical-align="middle" fo:padding="0.097cm" fo:border-left="0.002cm solid #000000" fo:border-right="none" fo:border-top="0.002cm solid #000000" fo:border-bottom="0cm solid #000000"/>
    </style:style>
    <style:style style:name="Tabulka2.J1" style:family="table-cell" style:data-style-name="N0">
      <style:table-cell-properties style:vertical-align="middle" fo:padding="0.097cm" fo:border-left="0.002cm solid #000000" fo:border-right="0.002cm solid #000000" fo:border-top="0.002cm solid #000000" fo:border-bottom="0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.I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2.J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style="normal" style:font-style-asian="normal" style:font-style-complex="normal"/>
    </style:style>
    <style:style style:name="P7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Drawing">
      <style:text-properties fo:language="en" fo:country="US"/>
    </style:style>
    <style:style style:name="P12" style:family="paragraph" style:parent-style-name="Standard" style:list-style-name="L1">
      <style:text-properties fo:language="en" fo:country="US"/>
    </style:style>
    <style:style style:name="P13" style:family="paragraph" style:parent-style-name="Standard" style:list-style-name="L2">
      <style:text-properties fo:language="en" fo:country="US"/>
    </style:style>
    <style:style style:name="P14" style:family="paragraph" style:parent-style-name="Standard" style:list-style-name="L3">
      <style:text-properties fo:language="en" fo:country="US"/>
    </style:style>
    <style:style style:name="P15" style:family="paragraph" style:parent-style-name="Standard" style:list-style-name="L3">
      <style:text-properties fo:language="en" fo:country="US" fo:font-style="normal" style:font-style-asian="normal" style:font-style-complex="normal"/>
    </style:style>
    <style:style style:name="P16" style:family="paragraph" style:parent-style-name="Standard" style:list-style-name="L4">
      <style:text-properties fo:language="en" fo:country="US" fo:font-style="normal" style:font-style-asian="normal" style:font-style-complex="normal"/>
    </style:style>
    <style:style style:name="P17" style:family="paragraph" style:parent-style-name="Standard" style:list-style-name="L5">
      <style:text-properties fo:language="en" fo:country="US" fo:font-style="normal" style:font-style-asian="normal" style:font-style-complex="normal"/>
    </style:style>
    <style:style style:name="P18" style:family="paragraph" style:parent-style-name="Standard" style:list-style-name="L8">
      <style:text-properties fo:language="en" fo:country="US" fo:font-style="normal" style:font-style-asian="normal" style:font-style-complex="normal"/>
    </style:style>
    <style:style style:name="P19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8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6">
      <style:text-properties fo:language="en" fo:country="US"/>
    </style:style>
    <style:style style:name="P26" style:family="paragraph" style:parent-style-name="Standard" style:list-style-name="L7">
      <style:text-properties fo:language="en" fo:country="US"/>
    </style:style>
    <style:style style:name="P27" style:family="paragraph" style:parent-style-name="Standard" style:list-style-name="L8">
      <style:text-properties fo:language="en" fo:country="US"/>
    </style:style>
    <style:style style:name="P28" style:family="paragraph" style:parent-style-name="Standard">
      <style:text-properties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8">
      <style:paragraph-properties fo:background-color="transparent">
        <style:background-image/>
      </style:paragraph-properties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4" style:family="paragraph" style:parent-style-name="Table_20_Contents">
      <style:text-properties fo:font-size="11pt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Surrogate CMA-ES</text:h>
      <text:p text:style-name="P4"/>
      <text:p text:style-name="P5">Next actions</text:p>
      <text:list xml:id="list3970606036243074258" text:style-name="L1">
        <text:list-item>
          <text:p text:style-name="P12">testovací množiny pro učení modelů</text:p>
        </text:list-item>
        <text:list-item>
          <text:p text:style-name="P12">Zbyněk si zajistí výpočetní výkon</text:p>
        </text:list-item>
      </text:list>
      <text:p text:style-name="P4"/>
      <text:p text:style-name="P5">Projects</text:p>
      <text:list xml:id="list5862944338657827663" text:style-name="L2">
        <text:list-item>
          <text:p text:style-name="P13">otestovat parametry RF</text:p>
        </text:list-item>
        <text:list-item>
          <text:p text:style-name="P13">dopsat lepší trénování GP</text:p>
        </text:list-item>
        <text:list-item>
          <text:p text:style-name="P13">otestovat parametry GP</text:p>
        </text:list-item>
        <text:list-item>
          <text:p text:style-name="P13">počítat s nepřesností modelů</text:p>
        </text:list-item>
        <text:list-item>
          <text:p text:style-name="P13">porovnat s Ilyou</text:p>
        </text:list-item>
      </text:list>
      <text:p text:style-name="P4"/>
      <text:p text:style-name="P4"/>
      <text:p text:style-name="P5">Algorithm</text:p>
      <text:p text:style-name="P4">Parameters</text:p>
      <text:list xml:id="list2758411613982051572" text:style-name="L3">
        <text:list-item>
          <text:p text:style-name="P14">how long the model should be used (let CMA-ES converge to the optimum alone...?)</text:p>
        </text:list-item>
        <text:list-item>
          <text:p text:style-name="P14">evolution control (either <text:span text:style-name="T4">individual</text:span><text:span text:style-name="T6"> or </text:span><text:span text:style-name="T4">generational</text:span><text:span text:style-name="T6">) </text:span><text:span text:style-name="T6">and its parameters (\gamma for </text:span><text:span text:style-name="T4">individual</text:span><text:span text:style-name="T6"> (also affected by \beta), resp. generations = [original, model] -evaluated)</text:span></text:p>
        </text:list-item>
        <text:list-item>
          <text:p text:style-name="P14"><text:span text:style-name="T6">\beta – max. fraction of normal population size (\lambda) to </text:span><text:span text:style-name="T4">pre-sample</text:span><text:span text:style-name="T6"> (fraction of individuals to be evaluated by the original fitness before model training)</text:span></text:p>
        </text:list-item>
        <text:list-item>
          <text:p text:style-name="P15">\gamma – (\gamma \lambda) points are sampled for model evaluation</text:p>
        </text:list-item>
        <text:list-item>
          <text:p text:style-name="P15">model_options</text:p>
        </text:list-item>
      </text:list>
      <text:p text:style-name="P6">CMA-ES parameters</text:p>
      <text:list xml:id="list5477784436688600347" text:style-name="L4">
        <text:list-item>
          <text:p text:style-name="P16"><text:span text:style-name="T1">x</text:span>_start, <text:span text:style-name="T2">\sigma_init, fitness()</text:span></text:p>
        </text:list-item>
      </text:list>
      <text:p text:style-name="P6"/>
      <text:p text:style-name="P7">Options</text:p>
      <text:list xml:id="list7240771188867712905" text:style-name="L5">
        <text:list-item>
          <text:p text:style-name="P17">CMA-ES</text:p>
          <text:list>
            <text:list-item>
              <text:p text:style-name="P17">lambda</text:p>
            </text:list-item>
            <text:list-item>
              <text:p text:style-name="P17">..., 'surrogateoptions', surrogateOpts, ... - options for the surrogate modelling</text:p>
            </text:list-item>
            <text:list-item>
              <text:p text:style-name="P17">fitargs – varargin parameters for the s_cmaes()</text:p>
            </text:list-item>
          </text:list>
        </text:list-item>
        <text:list-item>
          <text:p text:style-name="P20">surrogateOpts</text:p>
          <text:list>
            <text:list-item>
              <text:p text:style-name="P17">evoControl – evolution control {<text:span text:style-name="T1">'none'</text:span> | 'individual' | 'generation'}<text:line-break/><text:span text:style-name="T4">if 'none' is selected, sampleFcn has to be set to the sampling function</text:span></text:p>
            </text:list-item>
            <text:list-item>
              <text:p text:style-name="P17"><text:span text:style-name="T2">sampleFcn – handle to the sampling function {@</text:span><text:span text:style-name="T1">sampleCmaes</text:span><text:span text:style-name="T2"> | []}</text:span></text:p>
            </text:list-item>
            <text:list-item>
              <text:p text:style-name="P20">sampleOpts</text:p>
              <text:list>
                <text:list-item>
                  <text:p text:style-name="P20">counteval</text:p>
                </text:list-item>
                <text:list-item>
                  <text:p text:style-name="P20">CMA-ES internal state and settings variables</text:p>
                </text:list-item>
              </text:list>
            </text:list-item>
            <text:list-item>
              <text:p text:style-name="P20">modelType – string identifying type of model {'gp' | 'rf'}</text:p>
            </text:list-item>
            <text:list-item>
              <text:p text:style-name="P20">modelOpts – model-dependent options for the model</text:p>
              <text:list>
                <text:list-item>
                  <text:p text:style-name="P20">useShift – whether shift the model during generation EC {<text:span text:style-name="T1">false</text:span>}</text:p>
                </text:list-item>
              </text:list>
            </text:list-item>
            <text:list-item>
              <text:p text:style-name="P20"><text:bookmark-start text:name="__DdeLink__617_1811282907"/>evoControlTrainRange<text:bookmark-end text:name="__DdeLink__617_1811282907"/> – how far to search for training points in the archive, the number is a multiplicator of \sigma</text:p>
            </text:list-item>
            <text:list-item>
              <text:p text:style-name="P20"><text:bookmark-start text:name="__DdeLink__617_18112829071"/>evoControlSampleRange<text:bookmark-end text:name="__DdeLink__617_18112829071"/> – a <text:bookmark-start text:name="__DdeLink__629_1226832973"/>multiplicator of \sigma for sampling<text:bookmark-end text:name="__DdeLink__629_1226832973"/>; in generation EC only for sampling the original-evaluated individuals {<text:span text:style-name="T1">1</text:span>}</text:p>
            </text:list-item>
          </text:list>
        </text:list-item>
        <text:list-item>
          <text:p text:style-name="P20">surrogateOpts for Generation EC:</text:p>
          <text:list>
            <text:list-item>
              <text:p text:style-name="P17">evoControlInitialGenerations – how many original-evaluated gens. at the beginning {<text:span text:style-name="T1">0</text:span><text:span text:style-name="T2">}</text:span></text:p>
            </text:list-item>
            <text:list-item>
              <text:p text:style-name="P17">evoControlOrigGenerations – how many original-evaluated gens. in each EC phase {<text:span text:style-name="T1">1</text:span><text:span text:style-name="T2">}</text:span></text:p>
            </text:list-item>
            <text:list-item>
              <text:p text:style-name="P17"><text:soft-page-break/>evoControlModelGenerations – how many model-evaluated gens. in each EC phase {<text:span text:style-name="T1">1</text:span><text:span text:style-name="T2">}</text:span></text:p>
            </text:list-item>
            <text:list-item>
              <text:p text:style-name="P20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20">surrogateOpts for Individual EC:</text:p>
          <text:list>
            <text:list-item>
              <text:p text:style-name="P20">evoControlPreSampleRatio – how many % of the points to sample and evaluate before training the model in individual-based EC</text:p>
            </text:list-item>
            <text:list-item>
              <text:p text:style-name="P20">evoControlIndividualExtension – how much more points to sample before chosing promising points for original re-evaluation</text:p>
            </text:list-item>
            <text:list-item>
              <text:p text:style-name="P20">evoControlBestFromExtension – how many % of points with the best model-fitness to choose from the “extended population” to become a part of the final population and to be original re-evaluated</text:p>
            </text:list-item>
          </text:list>
        </text:list-item>
      </text:list>
      <text:p text:style-name="P4"/>
      <text:p text:style-name="P4">ToDo</text:p>
      <text:list xml:id="list410390343500113957" text:style-name="L6">
        <text:list-item>
          <text:p text:style-name="P25">adaptive control of <text:s/><text:span text:style-name="T6">evoControlOrigGenerations : evoControlModelGenerations</text:span></text:p>
        </text:list-item>
      </text:list>
      <text:p text:style-name="P4"/>
      <text:p text:style-name="P4">Initialization</text:p>
      <text:list xml:id="list7925833923195041695" text:style-name="L7">
        <text:list-item>
          <text:p text:style-name="P26">model = []</text:p>
        </text:list-item>
      </text:list>
      <text:p text:style-name="P4"/>
      <text:p text:style-name="P4">Generation loop</text:p>
      <text:list xml:id="list597010848444086721" text:style-name="L8">
        <text:list-item>
          <text:p text:style-name="P27"><text:span text:style-name="T1">for</text:span> g = 1, 2, ... <text:s/>// <text:span text:style-name="T4">generation loop<text:line-break/> <text:s/></text:span>...<text:line-break/> <text:s/>// <text:span text:style-name="T4">this is individual control:</text:span></text:p>
        </text:list-item>
        <text:list-item>
          <text:p text:style-name="P27"><text:s text:c="2"/>model = <text:span text:style-name="T10">SpecificModel</text:span>.new(model, model_options, <text:span text:style-name="T1">x</text:span><text:span text:style-name="T2">_mean, g</text:span>)</text:p>
        </text:list-item>
        <text:list-item>
          <text:p text:style-name="P27"><text:s text:c="2"/>n_required = model.getNTrainData<text:tab/>// <text:span text:style-name="T4">zero is possible, old model is then taken</text:span></text:p>
        </text:list-item>
        <text:list-item>
          <text:p text:style-name="P18"><text:s text:c="2"/>n_preSample = floor( \beta \lambda )</text:p>
        </text:list-item>
        <text:list-item>
          <text:p text:style-name="P27"><text:s text:c="2"/>[<text:span text:style-name="T1">X</text:span><text:span text:style-name="T2">_train</text:span>, <text:span text:style-name="T1">y</text:span><text:span text:style-name="T2">_train</text:span>] = <text:span text:style-name="T3">archive</text:span><text:span text:style-name="T2">.getData</text:span><text:span text:style-name="T2">NearPoint</text:span>( ...<text:line-break/> <text:s text:c="5"/>(n_required – n_preSample), <text:span text:style-name="T1">x</text:span>_mean, trainRange, \sigma, <text:span text:style-name="T1">BD</text:span>)</text:p>
        </text:list-item>
        <text:list-item>
          <text:p text:style-name="P27"><text:s text:c="2"/>n_toSample = n_required – size(<text:span text:style-name="T1">X</text:span><text:span text:style-name="T2">_train</text:span>,1)</text:p>
        </text:list-item>
        <text:list-item>
          <text:p text:style-name="P27"><text:s text:c="2"/><text:span text:style-name="T1">if</text:span><text:span text:style-name="T2"> (n_toSample &gt; n_preSample)</text:span></text:p>
        </text:list-item>
        <text:list-item>
          <text:p text:style-name="P27"><text:span text:style-name="T2"><text:s text:c="4"/>// </text:span><text:span text:style-name="T5">either use an old model </text:span><text:span text:style-name="T5">(see Drawing 1)</text:span><text:span text:style-name="T5">, or do not use model at all</text:span><text:span text:style-name="T2"> </text:span></text:p>
        </text:list-item>
        <text:list-item>
          <text:p text:style-name="P27"><text:span text:style-name="T1"><text:s text:c="2"/>if</text:span> (n_toSample &gt; 0)</text:p>
        </text:list-item>
        <text:list-item>
          <text:p text:style-name="P27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2">_mean, sigma, </text:span><text:span text:style-name="T1">BD</text:span><text:span text:style-name="T2">)</text:span></text:p>
        </text:list-item>
        <text:list-item>
          <text:p text:style-name="P27"><text:span text:style-name="T2"><text:s text:c="4"/></text:span><text:span text:style-name="T1">X</text:span><text:span text:style-name="T2">_train = [</text:span><text:span text:style-name="T1">X</text:span><text:span text:style-name="T2">_train; </text:span><text:span text:style-name="T1">X</text:span><text:span text:style-name="T2">_sampled]; </text:span><text:span text:style-name="T1">y</text:span><text:span text:style-name="T2">_train = [</text:span><text:span text:style-name="T1">y</text:span><text:span text:style-name="T2">_train; </text:span><text:span text:style-name="T1">y</text:span><text:span text:style-name="T2">_sampled]</text:span></text:p>
        </text:list-item>
        <text:list-item>
          <text:p text:style-name="P27"><text:span text:style-name="T2"><text:s text:c="2"/>model.train(</text:span><text:span text:style-name="T1">X</text:span><text:span text:style-name="T2">_train, </text:span><text:span text:style-name="T1">y</text:span><text:span text:style-name="T2">_train)</text:span></text:p>
        </text:list-item>
        <text:list-item>
          <text:p text:style-name="P27"><text:span text:style-name="T2"><text:s text:c="2"/>// </text:span><text:span text:style-name="T5">sample extended population of sz. \lambda_</text:span><text:span text:style-name="T7">surrogate = \gamma (\lambda – n_toSample)<text:line-break/> <text:s/></text:span><text:span text:style-name="T9">X</text:span><text:span text:style-name="T7">_extend ~ \sigma </text:span><text:span text:style-name="T9">B</text:span><text:span text:style-name="T7"> </text:span><text:span text:style-name="T9">D</text:span><text:span text:style-name="T7"> </text:span><text:span text:style-name="T5">N</text:span><text:span text:style-name="T7">(0, 1) <text:s text:c="2"/></text:span><text:span text:style-name="T7">(\</text:span><text:span text:style-name="T5">lambda</text:span><text:span text:style-name="T7">_surrogate–times)</text:span></text:p>
        </text:list-item>
        <text:list-item>
          <text:p text:style-name="P27"><text:span text:style-name="T7"><text:s text:c="2"/></text:span><text:span text:style-name="T9">y</text:span><text:span text:style-name="T7">_extend = model.predict(</text:span><text:span text:style-name="T9">X</text:span><text:span text:style-name="T7">_extend)</text:span></text:p>
        </text:list-item>
        <text:list-item>
          <text:p text:style-name="P27"><text:span text:style-name="T7"><text:s text:c="2"/></text:span><text:span text:style-name="T7">while </text:span><text:span text:style-name="T5">not enough valid-fitness points evaluated</text:span><text:span text:style-name="T7"> do</text:span></text:p>
        </text:list-item>
        <text:list-item>
          <text:p text:style-name="P30"><text:span text:style-name="T7"><text:s text:c="4"/>[</text:span><text:span text:style-name="T9">X</text:span><text:span text:style-name="T7">_reeval, </text:span><text:span text:style-name="T9">X</text:span><text:span text:style-name="T7">_extend, </text:span><text:span text:style-name="T9">y</text:span><text:span text:style-name="T7">_extend]</text:span><text:span text:style-name="T7"> = </text:span><text:span text:style-name="T8">surrogateSelector</text:span><text:span text:style-name="T7">.select(</text:span><text:span text:style-name="T9">X</text:span><text:span text:style-name="T7">_extend, </text:span><text:span text:style-name="T9">y</text:span><text:span text:style-name="T7">_extend)</text:span></text:p>
        </text:list-item>
        <text:list-item>
          <text:p text:style-name="P27"><text:span text:style-name="T7"><text:s text:c="4"/></text:span><text:span text:style-name="T9">y</text:span><text:span text:style-name="T7">_reeval = fitness(</text:span><text:span text:style-name="T9">X</text:span><text:span text:style-name="T7">_reeval)</text:span></text:p>
        </text:list-item>
        <text:list-item>
          <text:p text:style-name="P27"><text:span text:style-name="T7"><text:s text:c="2"/></text:span><text:span text:style-name="T9">X</text:span><text:span text:style-name="T7"> = [</text:span><text:span text:style-name="T9">X</text:span><text:span text:style-name="T7">_sampled; </text:span><text:span text:style-name="T9">X</text:span><text:span text:style-name="T7">_reeval]; </text:span><text:span text:style-name="T9">y</text:span><text:span text:style-name="T7"> = [</text:span><text:span text:style-name="T9">y</text:span><text:span text:style-name="T7">_sampled; </text:span><text:span text:style-name="T9">y</text:span><text:span text:style-name="T7">_reeval]</text:span></text:p>
        </text:list-item>
        <text:list-item>
          <text:p text:style-name="P27"><text:span text:style-name="T7"><text:s text:c="2"/>archive.save(</text:span><text:span text:style-name="T9">X</text:span><text:span text:style-name="T7">, </text:span><text:span text:style-name="T9">y</text:span><text:span text:style-name="T7">)</text:span><text:span text:style-name="T7"><text:line-break/> <text:s/>...<text:line-break/> <text:s/>// </text:span><text:span text:style-name="T5">this is generation control:</text:span></text:p>
        </text:list-item>
        <text:list-item>
          <text:p text:style-name="P18"><text:span text:style-name="T2"><text:s text:c="2"/></text:span><text:span text:style-name="T1">X</text:span><text:span text:style-name="T2"> ~ \sigma B D </text:span><text:span text:style-name="T5">N</text:span><text:span text:style-name="T2">(0, 1) <text:s text:c="2"/></text:span><text:span text:style-name="T2">(\</text:span><text:span text:style-name="T5">lambda</text:span><text:span text:style-name="T2">–times)</text:span></text:p>
        </text:list-item>
        <text:list-item>
          <text:p text:style-name="P18"><text:span text:style-name="T2"><text:s text:c="2"/></text:span><text:span text:style-name="T1">if</text:span><text:span text:style-name="T2"> (g is a </text:span><text:span text:style-name="T2">original-evaluated</text:span><text:span text:style-name="T2"> generation)</text:span></text:p>
        </text:list-item>
        <text:list-item>
          <text:p text:style-name="P18"><text:span text:style-name="T2"><text:s text:c="4"/></text:span><text:span text:style-name="T1">y</text:span><text:span text:style-name="T2"> = fitness(</text:span><text:span text:style-name="T1">X</text:span><text:span text:style-name="T2">)</text:span></text:p>
        </text:list-item>
        <text:list-item>
          <text:p text:style-name="P18"><text:span text:style-name="T2"><text:s text:c="4"/></text:span><text:span text:style-name="T2">archive.save(</text:span><text:span text:style-name="T1">X</text:span><text:span text:style-name="T2">, </text:span><text:span text:style-name="T1">y</text:span><text:span text:style-name="T2">)</text:span></text:p>
        </text:list-item>
        <text:list-item>
          <text:p text:style-name="P21"><text:s text:c="4"/>n_required = model.getNTrainData</text:p>
        </text:list-item>
        <text:list-item>
          <text:p text:style-name="P18"><text:span text:style-name="T2"><text:s text:c="4"/></text:span><text:span text:style-name="T1">if</text:span><text:span text:style-name="T2"> ( length(</text:span><text:span text:style-name="T1">y</text:span><text:span text:style-name="T2">) &lt; n_required)</text:span></text:p>
        </text:list-item>
        <text:list-item>
          <text:p text:style-name="P18"><text:span text:style-name="T2"><text:s text:c="6"/>// </text:span><text:span text:style-name="T5">try to get more data from previous generations</text:span><text:span text:style-name="T2"> </text:span></text:p>
        </text:list-item>
        <text:list-item>
          <text:p text:style-name="P18"><text:soft-page-break/><text:span text:style-name="T2"><text:s text:c="6"/>gens = indices of </text:span><text:span text:style-name="T2">the</text:span><text:span text:style-name="T2"> last continuously original-evaluated generations</text:span></text:p>
        </text:list-item>
        <text:list-item>
          <text:p text:style-name="P18"><text:span text:style-name="T2"><text:s text:c="6"/>[</text:span><text:span text:style-name="T1">X</text:span><text:span text:style-name="T2">, </text:span><text:span text:style-name="T1">y</text:span><text:span text:style-name="T2">]</text:span><text:span text:style-name="T2"> = </text:span><text:span text:style-name="T2">get </text:span><text:span text:style-name="T2">data from generations</text:span><text:span text:style-name="T2">(</text:span><text:span text:style-name="T2">gens</text:span><text:span text:style-name="T2">)</text:span></text:p>
        </text:list-item>
        <text:list-item>
          <text:p text:style-name="P18"><text:span text:style-name="T2"><text:s text:c="4"/></text:span><text:span text:style-name="T1">if</text:span><text:span text:style-name="T2"> (g is a model-building generation, i.e. last of the original-evaluated)</text:span></text:p>
        </text:list-item>
        <text:list-item>
          <text:p text:style-name="P18"><text:span text:style-name="T2"><text:s text:c="6"/></text:span><text:span text:style-name="T1">if</text:span><text:span text:style-name="T2"> (length(</text:span><text:span text:style-name="T1">y</text:span><text:span text:style-name="T2">) &gt;= n_required)</text:span></text:p>
        </text:list-item>
        <text:list-item>
          <text:p text:style-name="P18"><text:span text:style-name="T2"><text:s text:c="8"/>model = SpecificModel.new(model, model_options, </text:span><text:span text:style-name="T1">x</text:span><text:span text:style-name="T2">_mean, g, n)</text:span></text:p>
        </text:list-item>
        <text:list-item>
          <text:p text:style-name="P18"><text:span text:style-name="T2"><text:s text:c="8"/>model.train(</text:span><text:span text:style-name="T1">X</text:span><text:span text:style-name="T2">, </text:span><text:span text:style-name="T1">y</text:span><text:span text:style-name="T2">)</text:span></text:p>
        </text:list-item>
        <text:list-item>
          <text:p text:style-name="P18"><text:span text:style-name="T2"><text:s text:c="6"/></text:span><text:span text:style-name="T1">else</text:span></text:p>
        </text:list-item>
        <text:list-item>
          <text:p text:style-name="P18"><text:span text:style-name="T2"><text:s text:c="8"/>// </text:span><text:span text:style-name="T5">mark the next generation as “original-evaluated” </text:span><text:span text:style-name="T5">and “model-building”</text:span><text:span text:style-name="T2"> </text:span></text:p>
        </text:list-item>
        <text:list-item>
          <text:p text:style-name="P18"><text:span text:style-name="T2"><text:s text:c="2"/></text:span><text:span text:style-name="T1">else</text:span><text:span text:style-name="T2"> <text:s/>// </text:span><text:span text:style-name="T5">g is a model-evaluation generation</text:span></text:p>
        </text:list-item>
        <text:list-item>
          <text:p text:style-name="P18"><text:span text:style-name="T2"><text:s text:c="4"/></text:span><text:span text:style-name="T1">y</text:span><text:span text:style-name="T2"> = model.predict(</text:span><text:span text:style-name="T1">X</text:span><text:span text:style-name="T2">)</text:span></text:p>
        </text:list-item>
      </text:list>
      <text:p text:style-name="P7"/>
      <text:p text:style-name="P7"/>
      <text:p text:style-name="P8">Open problems</text:p>
      <text:list xml:id="list2088310678701521024" text:style-name="L9">
        <text:list-item>
          <text:p text:style-name="P22">when should we stop using surrogate modelling? at specific \sigma-value? at specific generation? ...?</text:p>
        </text:list-item>
      </text:list>
      <text:p text:style-name="P8">Closed problems</text:p>
      <text:list xml:id="list35630348" text:continue-numbering="true" text:style-name="L9">
        <text:list-item>
          <text:p text:style-name="P22">OK: test whether <text:span text:style-name="T4">enlarging \sigma</text:span> when using surrogate model helps</text:p>
        </text:list-item>
        <text:list-item>
          <text:p text:style-name="P22"><draw:frame draw:style-name="fr1" draw:name="Frame1" text:anchor-type="paragraph" svg:y="1.122cm" svg:width="5.547cm" draw:z-index="0"><draw:text-box fo:min-height="3.443cm"><text:p text:style-name="P11"><draw:frame draw:style-name="fr2" draw:name="Image1" text:anchor-type="paragraph" svg:width="5.547cm" style:rel-width="100%" svg:height="3.443cm" style:rel-height="scale" draw:z-index="1"><draw:image/></draw:frame>Drawing <text:sequence text:ref-name="refDrawing0" text:name="Drawing" text:formula="ooow:Drawing+1" style:num-format="1">1</text:sequence>: Affine translation of the old population</text:p></draw:text-box></draw:frame>KO: try (maybe :) enlarging the training set for generation-EC model building with old data modified by affine translation to the new mean</text:p>
        </text:list-item>
        <text:list-item>
          <text:p text:style-name="P22"/>
        </text:list-item>
      </text:list>
      <text:p text:style-name="P7"/>
      <text:p text:style-name="P7"/>
      <text:h text:style-name="P32" text:outline-level="2">Successful results</text:h>
      <text:p text:style-name="P7"/>
      <text:p text:style-name="P8">Ellipsoid, f2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G"/>
        <table:table-column table:style-name="Table1.C" table:number-columns-repeated="2"/>
        <table:table-column table:style-name="Table1.J"/>
        <table:table-row>
          <table:table-cell table:style-name="Table1.A1" office:value-type="string">
            <text:p text:style-name="P10">exp_geneEC_03<text:span text:style-name="T2">'s ID:</text:span></text:p>
          </table:table-cell>
          <table:table-cell table:style-name="Table1.A1" office:value-type="string">
            <text:p text:style-name="P3">11, 12</text:p>
          </table:table-cell>
          <table:table-cell table:style-name="Table1.A1" office:value-type="string">
            <text:p text:style-name="P3">13, 14, 15</text:p>
          </table:table-cell>
          <table:table-cell table:style-name="Table1.A1" office:value-type="string">
            <text:p text:style-name="P3">17, 18</text:p>
          </table:table-cell>
          <table:table-cell table:style-name="Table1.A1" office:value-type="string">
            <text:p text:style-name="P3">65, 67</text:p>
          </table:table-cell>
          <table:table-cell table:style-name="Table1.A1" office:value-type="string">
            <text:p text:style-name="P3">72</text:p>
          </table:table-cell>
          <table:table-cell table:style-name="Table1.A1" office:value-type="string">
            <text:p text:style-name="P3">121, -2, -3</text:p>
          </table:table-cell>
          <table:table-cell table:style-name="Table1.A1" office:value-type="string">
            <text:p text:style-name="P3">124,</text:p>
            <text:p text:style-name="P3">-5, -6</text:p>
          </table:table-cell>
          <table:table-cell table:style-name="Table1.I1">
            <text:p text:style-name="P3"/>
          </table:table-cell>
          <table:table-cell table:style-name="Table1.J1">
            <text:p text:style-name="P3"/>
          </table:table-cell>
        </table:table-row>
        <table:table-row>
          <table:table-cell table:style-name="Table1.A2" office:value-type="string">
            <text:p text:style-name="P9">dimension</text:p>
          </table:table-cell>
          <table:table-cell table:style-name="Table1.A2" office:value-type="string">
            <text:p text:style-name="P2">2D</text:p>
          </table:table-cell>
          <table:table-cell table:style-name="Table1.A2" office:value-type="string">
            <text:p text:style-name="P2">2D</text:p>
          </table:table-cell>
          <table:table-cell table:style-name="Table1.A2" office:value-type="string">
            <text:p text:style-name="P2">2D</text:p>
          </table:table-cell>
          <table:table-cell table:style-name="Table1.A2" office:value-type="string">
            <text:p text:style-name="P2">5D</text:p>
          </table:table-cell>
          <table:table-cell table:style-name="Table1.A2" office:value-type="string">
            <text:p text:style-name="P2">5D</text:p>
          </table:table-cell>
          <table:table-cell table:style-name="Table1.A2" office:value-type="string">
            <text:p text:style-name="P2">10D</text:p>
          </table:table-cell>
          <table:table-cell table:style-name="Table1.A2" office:value-type="string">
            <text:p text:style-name="P2">10D</text:p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TrainRang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I3">
            <text:p text:style-name="P2"/>
          </table:table-cell>
          <table:table-cell table:style-name="Table1.J3">
            <text:p text:style-name="P2"/>
          </table:table-cell>
        </table:table-row>
        <table:table-row>
          <table:table-cell table:style-name="Table1.A2" office:value-type="string">
            <text:p text:style-name="P1">NArchivePoints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>15*D</text:p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ampleRange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I3">
            <text:p text:style-name="P2"/>
          </table:table-cell>
          <table:table-cell table:style-name="Table1.J3">
            <text:p text:style-name="P2"/>
          </table:table-cell>
        </table:table-row>
        <table:table-row>
          <table:table-cell table:style-name="Table1.A2" office:value-type="string">
            <text:p text:style-name="P1">OrigGenerations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I3">
            <text:p text:style-name="P2"/>
          </table:table-cell>
          <table:table-cell table:style-name="Table1.J3">
            <text:p text:style-name="P2"/>
          </table:table-cell>
        </table:table-row>
        <table:table-row>
          <table:table-cell table:style-name="Table1.A2" office:value-type="string">
            <text:p text:style-name="P1">ModelGenerations</text:p>
          </table:table-cell>
          <table:table-cell table:style-name="Table1.A2" office:value-type="string">
            <text:p text:style-name="P2">2, 3</text:p>
          </table:table-cell>
          <table:table-cell table:style-name="Table1.A2" office:value-type="string">
            <text:p text:style-name="P2">1, 2, 3</text:p>
          </table:table-cell>
          <table:table-cell table:style-name="Table1.A2" office:value-type="string">
            <text:p text:style-name="P2">2, 3</text:p>
          </table:table-cell>
          <table:table-cell table:style-name="Table1.A2" office:value-type="string">
            <text:p text:style-name="P2">2, 1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, 2, 3</text:p>
          </table:table-cell>
          <table:table-cell table:style-name="Table1.A2" office:value-type="string">
            <text:p text:style-name="P2">1,2,3</text:p>
          </table:table-cell>
          <table:table-cell table:style-name="Table1.I3">
            <text:p text:style-name="P2"/>
          </table:table-cell>
          <table:table-cell table:style-name="Table1.J3">
            <text:p text:style-name="P2"/>
          </table:table-cell>
        </table:table-row>
        <table:table-row>
          <table:table-cell table:style-name="Table1.A2" office:value-type="string">
            <text:p text:style-name="P1">ValidatePoints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I3">
            <text:p text:style-name="P2"/>
          </table:table-cell>
          <table:table-cell table:style-name="Table1.J3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</table:table>
      <text:p text:style-name="P7"/>
      <text:p text:style-name="P7"><text:soft-page-break/>Notes:</text:p>
      <text:list xml:id="list2613757868472419783" text:style-name="L10">
        <text:list-item>
          <text:p text:style-name="P23">65 – only very early state (20-100 evals.), then much slower</text:p>
        </text:list-item>
        <text:list-item>
          <text:p text:style-name="P23">67 – only very little progress, more in lower quartiles than in the medians in 200+ evals.</text:p>
        </text:list-item>
        <text:list-item>
          <text:p text:style-name="P23">72 – progress in the medium evals. range (220 – 1200 evals.)</text:p>
        </text:list-item>
        <text:list-item>
          <text:p text:style-name="P23">121, 122, 123 – the higher ModelGenerations parameter, the faster progress in early stages (0-700 evals.), but slower progress in later phases (1200+ evals.)</text:p>
        </text:list-item>
        <text:list-item>
          <text:p text:style-name="P23">124, 125, 126 – the higher ModelGenerations parameter, the faster progress in early stages (0-700 evals.), but slower progress in later phases (1200+ evals.)</text:p>
        </text:list-item>
      </text:list>
      <text:p text:style-name="P7"/>
      <text:p text:style-name="P8">Rastrigin, f3</text:p>
      <text:p text:style-name="P7"/>
      <table:table table:name="Tabulka1" table:style-name="Tabulka1">
        <table:table-column table:style-name="Tabulka1.A"/>
        <table:table-column table:style-name="Tabulka1.B"/>
        <table:table-column table:style-name="Tabulka1.C" table:number-columns-repeated="2"/>
        <table:table-column table:style-name="Tabulka1.B"/>
        <table:table-column table:style-name="Tabulka1.C"/>
        <table:table-column table:style-name="Tabulka1.G"/>
        <table:table-column table:style-name="Tabulka1.C" table:number-columns-repeated="2"/>
        <table:table-column table:style-name="Tabulka1.J"/>
        <table:table-row>
          <table:table-cell table:style-name="Tabulka1.A1" office:value-type="string">
            <text:p text:style-name="P10">exp_geneEC_03<text:span text:style-name="T2">'s ID:</text:span></text:p>
          </table:table-cell>
          <table:table-cell table:style-name="Tabulka1.B1" office:value-type="float" office:value="28">
            <text:p text:style-name="P3">28</text:p>
          </table:table-cell>
          <table:table-cell table:style-name="Tabulka1.B1" office:value-type="float" office:value="83">
            <text:p text:style-name="P3">83</text:p>
          </table:table-cell>
          <table:table-cell table:style-name="Tabulka1.A1" office:value-type="string">
            <text:p text:style-name="P3">136,</text:p>
            <text:p text:style-name="P3">-7, -8</text:p>
          </table:table-cell>
          <table:table-cell table:style-name="Tabulka1.B1" office:value-type="float" office:value="141">
            <text:p text:style-name="P3">141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3"/>
          </table:table-cell>
          <table:table-cell table:style-name="Tabulka1.B1">
            <text:p text:style-name="P3"/>
          </table:table-cell>
          <table:table-cell table:style-name="Tabulka1.J1">
            <text:p text:style-name="P3"/>
          </table:table-cell>
        </table:table-row>
        <table:table-row>
          <table:table-cell table:style-name="Tabulka1.A2" office:value-type="string">
            <text:p text:style-name="P9">dimension</text:p>
          </table:table-cell>
          <table:table-cell table:style-name="Tabulka1.A2" office:value-type="string">
            <text:p text:style-name="P2">2D</text:p>
          </table:table-cell>
          <table:table-cell table:style-name="Tabulka1.A2" office:value-type="string">
            <text:p text:style-name="P2">5D</text:p>
          </table:table-cell>
          <table:table-cell table:style-name="Tabulka1.A2" office:value-type="string">
            <text:p text:style-name="P2">10D</text:p>
          </table:table-cell>
          <table:table-cell table:style-name="Tabulka1.A2" office:value-type="string">
            <text:p text:style-name="P2">10D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J2" office:value-type="string">
            <text:p text:style-name="P2"/>
          </table:table-cell>
        </table:table-row>
        <table:table-row>
          <table:table-cell table:style-name="Tabulka1.A2" office:value-type="string">
            <text:p text:style-name="P9">TrainRange</text:p>
          </table:table-cell>
          <table:table-cell table:style-name="Tabulka1.A2" office:value-type="string">
            <text:p text:style-name="P2">8</text:p>
          </table:table-cell>
          <table:table-cell table:style-name="Tabulka1.A2" office:value-type="string">
            <text:p text:style-name="P2">8</text:p>
          </table:table-cell>
          <table:table-cell table:style-name="Tabulka1.A2" office:value-type="string">
            <text:p text:style-name="P2">8</text:p>
          </table:table-cell>
          <table:table-cell table:style-name="Tabulka1.A2" office:value-type="string">
            <text:p text:style-name="P2">8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I3">
            <text:p text:style-name="P2"/>
          </table:table-cell>
          <table:table-cell table:style-name="Tabulka1.J3">
            <text:p text:style-name="P2"/>
          </table:table-cell>
        </table:table-row>
        <table:table-row>
          <table:table-cell table:style-name="Tabulka1.A2" office:value-type="string">
            <text:p text:style-name="P1">NArchivePoints</text:p>
          </table:table-cell>
          <table:table-cell table:style-name="Tabulka1.A2" office:value-type="string">
            <text:p text:style-name="P2">15*D</text:p>
          </table:table-cell>
          <table:table-cell table:style-name="Tabulka1.A2" office:value-type="string">
            <text:p text:style-name="P2">15*D</text:p>
          </table:table-cell>
          <table:table-cell table:style-name="Tabulka1.A2" office:value-type="string">
            <text:p text:style-name="P2">15*D</text:p>
          </table:table-cell>
          <table:table-cell table:style-name="Tabulka1.A2" office:value-type="string">
            <text:p text:style-name="P2">15*D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J2" office:value-type="string">
            <text:p text:style-name="P2"/>
          </table:table-cell>
        </table:table-row>
        <table:table-row>
          <table:table-cell table:style-name="Tabulka1.A2" office:value-type="string">
            <text:p text:style-name="P1">SampleRange</text:p>
          </table:table-cell>
          <table:table-cell table:style-name="Tabulka1.A2" office:value-type="string">
            <text:p text:style-name="P2">1</text:p>
          </table:table-cell>
          <table:table-cell table:style-name="Tabulka1.I3" office:value-type="float" office:value="1">
            <text:p text:style-name="P2">1</text:p>
          </table:table-cell>
          <table:table-cell table:style-name="Tabulka1.I3" office:value-type="float" office:value="1">
            <text:p text:style-name="P2">1</text:p>
          </table:table-cell>
          <table:table-cell table:style-name="Tabulka1.I3" office:value-type="float" office:value="2">
            <text:p text:style-name="P2">2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I3">
            <text:p text:style-name="P2"/>
          </table:table-cell>
          <table:table-cell table:style-name="Tabulka1.J3">
            <text:p text:style-name="P2"/>
          </table:table-cell>
        </table:table-row>
        <table:table-row>
          <table:table-cell table:style-name="Tabulka1.A2" office:value-type="string">
            <text:p text:style-name="P1">OrigGenerations</text:p>
          </table:table-cell>
          <table:table-cell table:style-name="Tabulka1.A2" office:value-type="string">
            <text:p text:style-name="P2">1</text:p>
          </table:table-cell>
          <table:table-cell table:style-name="Tabulka1.A2" office:value-type="string">
            <text:p text:style-name="P2">1</text:p>
          </table:table-cell>
          <table:table-cell table:style-name="Tabulka1.A2" office:value-type="string">
            <text:p text:style-name="P2">1</text:p>
          </table:table-cell>
          <table:table-cell table:style-name="Tabulka1.A2" office:value-type="string">
            <text:p text:style-name="P2">1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I3">
            <text:p text:style-name="P2"/>
          </table:table-cell>
          <table:table-cell table:style-name="Tabulka1.J3">
            <text:p text:style-name="P2"/>
          </table:table-cell>
        </table:table-row>
        <table:table-row>
          <table:table-cell table:style-name="Tabulka1.A2" office:value-type="string">
            <text:p text:style-name="P1">ModelGenerations</text:p>
          </table:table-cell>
          <table:table-cell table:style-name="Tabulka1.I3" office:value-type="float" office:value="1">
            <text:p text:style-name="P2">1</text:p>
          </table:table-cell>
          <table:table-cell table:style-name="Tabulka1.I3" office:value-type="float" office:value="2">
            <text:p text:style-name="P2">2</text:p>
          </table:table-cell>
          <table:table-cell table:style-name="Tabulka1.A2" office:value-type="string">
            <text:p text:style-name="P2">1, 2, 3</text:p>
          </table:table-cell>
          <table:table-cell table:style-name="Tabulka1.I3" office:value-type="float" office:value="3">
            <text:p text:style-name="P2">3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I3">
            <text:p text:style-name="P2"/>
          </table:table-cell>
          <table:table-cell table:style-name="Tabulka1.J3">
            <text:p text:style-name="P2"/>
          </table:table-cell>
        </table:table-row>
        <table:table-row>
          <table:table-cell table:style-name="Tabulka1.A2" office:value-type="string">
            <text:p text:style-name="P1">ValidatePoints</text:p>
          </table:table-cell>
          <table:table-cell table:style-name="Tabulka1.A2" office:value-type="string">
            <text:p text:style-name="P2">0</text:p>
          </table:table-cell>
          <table:table-cell table:style-name="Tabulka1.A2" office:value-type="string">
            <text:p text:style-name="P2">0</text:p>
          </table:table-cell>
          <table:table-cell table:style-name="Tabulka1.A2" office:value-type="string">
            <text:p text:style-name="P2">0</text:p>
          </table:table-cell>
          <table:table-cell table:style-name="Tabulka1.A2" office:value-type="string">
            <text:p text:style-name="P2">0</text:p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I3">
            <text:p text:style-name="P2"/>
          </table:table-cell>
          <table:table-cell table:style-name="Tabulka1.J3">
            <text:p text:style-name="P2"/>
          </table:table-cell>
        </table:table-row>
        <table:table-row>
          <table:table-cell table:style-name="Tabulka1.A2" office:value-type="string">
            <text:p text:style-name="P1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J2" office:value-type="string">
            <text:p text:style-name="P2"/>
          </table:table-cell>
        </table:table-row>
        <table:table-row>
          <table:table-cell table:style-name="Tabulka1.A2" office:value-type="string">
            <text:p text:style-name="P1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A2" office:value-type="string">
            <text:p text:style-name="P2"/>
          </table:table-cell>
          <table:table-cell table:style-name="Tabulka1.J2" office:value-type="string">
            <text:p text:style-name="P2"/>
          </table:table-cell>
        </table:table-row>
      </table:table>
      <text:p text:style-name="P7"/>
      <text:p text:style-name="P7">Notes:</text:p>
      <text:list xml:id="list35629844" text:continue-numbering="true" text:style-name="L10">
        <text:list-item>
          <text:p text:style-name="P23">28 – slightly better variance</text:p>
        </text:list-item>
        <text:list-item>
          <text:p text:style-name="P23">83 – only very little progress in very early state (&lt;200 evals.)</text:p>
        </text:list-item>
        <text:list-item>
          <text:p text:style-name="P23">136, 137, 138 – progress in first 1000 evals.</text:p>
        </text:list-item>
        <text:list-item>
          <text:p text:style-name="P23">141 – little progress in first 1000 evals.</text:p>
        </text:list-item>
      </text:list>
      <text:p text:style-name="P7"/>
      <text:p text:style-name="P7"/>
      <text:p text:style-name="P7"/>
      <text:p text:style-name="P8">Rosenbrock, f8</text:p>
      <text:p text:style-name="P7"/>
      <table:table table:name="Tabulka2" table:style-name="Tabulka2">
        <table:table-column table:style-name="Tabulka2.A"/>
        <table:table-column table:style-name="Tabulka2.B"/>
        <table:table-column table:style-name="Tabulka2.C" table:number-columns-repeated="2"/>
        <table:table-column table:style-name="Tabulka2.B"/>
        <table:table-column table:style-name="Tabulka2.C"/>
        <table:table-column table:style-name="Tabulka2.G"/>
        <table:table-column table:style-name="Tabulka2.C" table:number-columns-repeated="2"/>
        <table:table-column table:style-name="Tabulka2.J"/>
        <table:table-row>
          <table:table-cell table:style-name="Tabulka2.A1" office:value-type="string">
            <text:p text:style-name="P10">exp_geneEC_03<text:span text:style-name="T2">'s ID:</text:span></text:p>
          </table:table-cell>
          <table:table-cell table:style-name="Tabulka2.B1" office:value-type="float" office:value="50">
            <text:p text:style-name="P3">50</text:p>
          </table:table-cell>
          <table:table-cell table:style-name="Tabulka2.B1" office:value-type="float" office:value="104">
            <text:p text:style-name="P3">104</text:p>
          </table:table-cell>
          <table:table-cell table:style-name="Tabulka2.A1" office:value-type="string">
            <text:p text:style-name="P3">154,</text:p>
            <text:p text:style-name="P3">-5, (-6)</text:p>
          </table:table-cell>
          <table:table-cell table:style-name="Tabulka2.A1" office:value-type="string">
            <text:p text:style-name="P3">(158,)</text:p>
            <text:p text:style-name="P3">159</text:p>
          </table:table-cell>
          <table:table-cell table:style-name="Tabulka2.A1" office:value-type="string">
            <text:p text:style-name="P3"/>
          </table:table-cell>
          <table:table-cell table:style-name="Tabulka2.A1" office:value-type="string">
            <text:p text:style-name="P3"/>
          </table:table-cell>
          <table:table-cell table:style-name="Tabulka2.A1" office:value-type="string">
            <text:p text:style-name="P3"/>
          </table:table-cell>
          <table:table-cell table:style-name="Tabulka2.B1">
            <text:p text:style-name="P3"/>
          </table:table-cell>
          <table:table-cell table:style-name="Tabulka2.J1">
            <text:p text:style-name="P3"/>
          </table:table-cell>
        </table:table-row>
        <table:table-row>
          <table:table-cell table:style-name="Tabulka2.A2" office:value-type="string">
            <text:p text:style-name="P9">dimension</text:p>
          </table:table-cell>
          <table:table-cell table:style-name="Tabulka2.A2" office:value-type="string">
            <text:p text:style-name="P2">2D</text:p>
          </table:table-cell>
          <table:table-cell table:style-name="Tabulka2.A2" office:value-type="string">
            <text:p text:style-name="P2">5D</text:p>
          </table:table-cell>
          <table:table-cell table:style-name="Tabulka2.A2" office:value-type="string">
            <text:p text:style-name="P2">10D</text:p>
          </table:table-cell>
          <table:table-cell table:style-name="Tabulka2.A2" office:value-type="string">
            <text:p text:style-name="P2">10D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J2" office:value-type="string">
            <text:p text:style-name="P2"/>
          </table:table-cell>
        </table:table-row>
        <table:table-row>
          <table:table-cell table:style-name="Tabulka2.A2" office:value-type="string">
            <text:p text:style-name="P9">TrainRange</text:p>
          </table:table-cell>
          <table:table-cell table:style-name="Tabulka2.A2" office:value-type="string">
            <text:p text:style-name="P2">8</text:p>
          </table:table-cell>
          <table:table-cell table:style-name="Tabulka2.A2" office:value-type="string">
            <text:p text:style-name="P2">8</text:p>
          </table:table-cell>
          <table:table-cell table:style-name="Tabulka2.A2" office:value-type="string">
            <text:p text:style-name="P2">8</text:p>
          </table:table-cell>
          <table:table-cell table:style-name="Tabulka2.A2" office:value-type="string">
            <text:p text:style-name="P2">8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I3">
            <text:p text:style-name="P2"/>
          </table:table-cell>
          <table:table-cell table:style-name="Tabulka2.J3">
            <text:p text:style-name="P2"/>
          </table:table-cell>
        </table:table-row>
        <table:table-row>
          <table:table-cell table:style-name="Tabulka2.A2" office:value-type="string">
            <text:p text:style-name="P1">NArchivePoints</text:p>
          </table:table-cell>
          <table:table-cell table:style-name="Tabulka2.A2" office:value-type="string">
            <text:p text:style-name="P2">15*D</text:p>
          </table:table-cell>
          <table:table-cell table:style-name="Tabulka2.A2" office:value-type="string">
            <text:p text:style-name="P2">15*D</text:p>
          </table:table-cell>
          <table:table-cell table:style-name="Tabulka2.A2" office:value-type="string">
            <text:p text:style-name="P2">15*D</text:p>
          </table:table-cell>
          <table:table-cell table:style-name="Tabulka2.A2" office:value-type="string">
            <text:p text:style-name="P2">15*D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J2" office:value-type="string">
            <text:p text:style-name="P2"/>
          </table:table-cell>
        </table:table-row>
        <table:table-row>
          <table:table-cell table:style-name="Tabulka2.A2" office:value-type="string">
            <text:p text:style-name="P1">SampleRange</text:p>
          </table:table-cell>
          <table:table-cell table:style-name="Tabulka2.I3" office:value-type="float" office:value="2">
            <text:p text:style-name="P2">2</text:p>
          </table:table-cell>
          <table:table-cell table:style-name="Tabulka2.I3" office:value-type="float" office:value="2">
            <text:p text:style-name="P2">2</text:p>
          </table:table-cell>
          <table:table-cell table:style-name="Tabulka2.I3" office:value-type="float" office:value="1">
            <text:p text:style-name="P2">1</text:p>
          </table:table-cell>
          <table:table-cell table:style-name="Tabulka2.I3" office:value-type="float" office:value="2">
            <text:p text:style-name="P2">2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I3">
            <text:p text:style-name="P2"/>
          </table:table-cell>
          <table:table-cell table:style-name="Tabulka2.J3">
            <text:p text:style-name="P2"/>
          </table:table-cell>
        </table:table-row>
        <table:table-row>
          <table:table-cell table:style-name="Tabulka2.A2" office:value-type="string">
            <text:p text:style-name="P1">OrigGenerations</text:p>
          </table:table-cell>
          <table:table-cell table:style-name="Tabulka2.A2" office:value-type="string">
            <text:p text:style-name="P2">1</text:p>
          </table:table-cell>
          <table:table-cell table:style-name="Tabulka2.A2" office:value-type="string">
            <text:p text:style-name="P2">1</text:p>
          </table:table-cell>
          <table:table-cell table:style-name="Tabulka2.A2" office:value-type="string">
            <text:p text:style-name="P2">1</text:p>
          </table:table-cell>
          <table:table-cell table:style-name="Tabulka2.A2" office:value-type="string">
            <text:p text:style-name="P2">1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I3">
            <text:p text:style-name="P2"/>
          </table:table-cell>
          <table:table-cell table:style-name="Tabulka2.J3">
            <text:p text:style-name="P2"/>
          </table:table-cell>
        </table:table-row>
        <table:table-row>
          <table:table-cell table:style-name="Tabulka2.A2" office:value-type="string">
            <text:p text:style-name="P1">ModelGenerations</text:p>
          </table:table-cell>
          <table:table-cell table:style-name="Tabulka2.I3" office:value-type="float" office:value="2">
            <text:p text:style-name="P2">2</text:p>
          </table:table-cell>
          <table:table-cell table:style-name="Tabulka2.I3" office:value-type="float" office:value="2">
            <text:p text:style-name="P2">2</text:p>
          </table:table-cell>
          <table:table-cell table:style-name="Tabulka2.A2" office:value-type="string">
            <text:p text:style-name="P2">1, 2</text:p>
            <text:p text:style-name="P2">(3)</text:p>
          </table:table-cell>
          <table:table-cell table:style-name="Tabulka2.A2" office:value-type="string">
            <text:p text:style-name="P2">(2) 3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I3">
            <text:p text:style-name="P2"/>
          </table:table-cell>
          <table:table-cell table:style-name="Tabulka2.J3">
            <text:p text:style-name="P2"/>
          </table:table-cell>
        </table:table-row>
        <table:table-row>
          <table:table-cell table:style-name="Tabulka2.A2" office:value-type="string">
            <text:p text:style-name="P1">ValidatePoints</text:p>
          </table:table-cell>
          <table:table-cell table:style-name="Tabulka2.A2" office:value-type="string">
            <text:p text:style-name="P2">0</text:p>
          </table:table-cell>
          <table:table-cell table:style-name="Tabulka2.A2" office:value-type="string">
            <text:p text:style-name="P2">0</text:p>
          </table:table-cell>
          <table:table-cell table:style-name="Tabulka2.A2" office:value-type="string">
            <text:p text:style-name="P2">0</text:p>
          </table:table-cell>
          <table:table-cell table:style-name="Tabulka2.A2" office:value-type="string">
            <text:p text:style-name="P2">0</text:p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I3">
            <text:p text:style-name="P2"/>
          </table:table-cell>
          <table:table-cell table:style-name="Tabulka2.J3">
            <text:p text:style-name="P2"/>
          </table:table-cell>
        </table:table-row>
        <table:table-row>
          <table:table-cell table:style-name="Tabulka2.A2" office:value-type="string">
            <text:p text:style-name="P1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J2" office:value-type="string">
            <text:p text:style-name="P2"/>
          </table:table-cell>
        </table:table-row>
        <table:table-row>
          <table:table-cell table:style-name="Tabulka2.A2" office:value-type="string">
            <text:p text:style-name="P1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A2" office:value-type="string">
            <text:p text:style-name="P2"/>
          </table:table-cell>
          <table:table-cell table:style-name="Tabulka2.J2" office:value-type="string">
            <text:p text:style-name="P2"/>
          </table:table-cell>
        </table:table-row>
      </table:table>
      <text:p text:style-name="P7"><text:soft-page-break/></text:p>
      <text:p text:style-name="P7">Notes:</text:p>
      <text:list xml:id="list35646526" text:continue-numbering="true" text:style-name="L10">
        <text:list-item>
          <text:p text:style-name="P23">50 – best in 2D</text:p>
        </text:list-item>
        <text:list-item>
          <text:p text:style-name="P23">104 – best in 5D</text:p>
        </text:list-item>
        <text:list-item>
          <text:p text:style-name="P23">154, 155 (156) – progress in first 300 evals.</text:p>
        </text:list-item>
        <text:list-item>
          <text:p text:style-name="P23">159 (158) – progress in first 300 eva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nux Libertine" svg:font-family="'Linux Libertine', Georgia, Times, 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Bajer</meta:initial-creator>
    <meta:creation-date>2014-11-12T14:41:06</meta:creation-date>
    <dc:date>2015-01-27T15:47:45.97</dc:date>
    <meta:editing-duration>PT11H57M6S</meta:editing-duration>
    <meta:editing-cycles>33</meta:editing-cycles>
    <meta:generator>OpenOffice/4.1.1$Win32 OpenOffice.org_project/411m6$Build-9775</meta:generator>
    <meta:document-statistic meta:table-count="3" meta:image-count="1" meta:object-count="0" meta:page-count="5" meta:paragraph-count="260" meta:word-count="1104" meta:character-count="6621"/>
  </office:meta>
</office:document-meta>
</file>